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54pt" style:font-size-asian="54pt" style:font-size-complex="54pt"/>
    </style:style>
    <style:style style:name="P2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style:font-name="Franklin Gothic Medium" fo:font-size="16pt" fo:font-weight="normal" style:font-size-asian="16pt" style:font-weight-asian="normal" style:font-size-complex="16pt" style:font-weight-complex="normal"/>
    </style:style>
    <style:style style:name="P4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Text_20_body">
      <style:text-properties style:font-name="Franklin Gothic Medium" fo:font-size="16pt" fo:font-weight="normal" style:font-size-asian="16pt" style:font-weight-asian="normal" style:font-size-complex="16pt" style:font-weight-complex="normal"/>
    </style:style>
    <style:style style:name="P6" style:family="paragraph" style:parent-style-name="Text_20_body" style:list-style-name="L1">
      <style:paragraph-properties fo:margin-left="0cm" fo:margin-right="0cm" fo:text-indent="0cm" style:auto-text-indent="false"/>
      <style:text-properties style:font-name="Franklin Gothic Medium" fo:font-size="16pt" fo:font-weight="normal" style:font-size-asian="16pt" style:font-weight-asian="normal" style:font-size-complex="16pt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Franklin Gothic Medium" fo:font-size="16pt" fo:font-weight="normal" style:font-size-asian="16pt" style:font-weight-asian="normal" style:font-size-complex="16pt" style:font-weight-complex="normal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  <style:text-properties style:font-name="Franklin Gothic Medium" fo:font-size="16pt" fo:font-weight="normal" officeooo:paragraph-rsid="00124300" style:font-size-asian="16pt" style:font-weight-asian="normal" style:font-size-complex="16pt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Franklin Gothic Medium" fo:font-size="14pt" fo:font-weight="normal" officeooo:rsid="0013339e" style:font-size-asian="14pt" style:font-weight-asian="normal" style:font-size-complex="14pt" style:font-weight-complex="normal"/>
    </style:style>
    <style:style style:name="P10" style:family="paragraph" style:parent-style-name="Text_20_body">
      <style:text-properties fo:font-size="18pt" style:font-size-asian="15.75pt" style:font-size-complex="18pt"/>
    </style:style>
    <style:style style:name="T1" style:family="text">
      <style:text-properties fo:font-variant="normal" fo:text-transform="none" fo:color="#212529" loext:opacity="100%" fo:letter-spacing="normal" fo:font-style="normal"/>
    </style:style>
    <style:style style:name="T2" style:family="text">
      <style:text-properties fo:font-size="14pt" officeooo:rsid="00124300" style:font-size-asian="14pt" style:font-size-complex="14pt"/>
    </style:style>
    <style:style style:name="T3" style:family="text">
      <style:text-properties fo:font-size="14pt" officeooo:rsid="0013339e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13339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2"><text:bookmark text:name="yui_3_18_1_1_1757601195901_55"/>Digitalización</text:h>
      <text:p text:style-name="P2"/>
      <text:p text:style-name="P3"><text:span text:style-name="T1">Una pequeña empresa de papelería decide dejar de usar archivos en papel para almacenar las facturas y pedidos de sus clientes. Compran un escáner y empiezan a convertir todos esos documentos físicos en archivos PDF que guardan en una carpeta en la computadora. Ahora pueden buscar rápidamente cualquier factura sin tener que revisar cajas y archivadores. Sin embargo, siguen usando los mismos procesos manuales para tomar pedidos y hacer envíos</text:span> </text:p>
      <text:p text:style-name="P4"/>
      <text:p text:style-name="P5"><text:bookmark text:name="yui_3_18_1_1_1757601195901_59"/><text:bookmark text:name="yui_3_18_1_1_1757601195901_57"/><text:bookmark text:name="yui_3_18_1_1_1757601195901_58"/>¿Qué beneficios aporta convertir documentos físicos en archivos digitales?</text:p>
      <text:p text:style-name="P5"/>
      <text:p text:style-name="P5"><text:tab/><text:span text:style-name="T2">El beneficio más notable para mí sería el espacio, el tiempo de <text:s/><text:tab/>búsqueda del documento y que no se deteriorara con el paso del <text:tab/>tiempo.</text:span></text:p>
      <text:p text:style-name="P5"/>
      <text:list text:style-name="L1">
        <text:list-item>
          <text:p text:style-name="P6">¿La empresa ha cambiado la forma en que trabaja o solo el soporte de la información? ¿Por qué?</text:p>
        </text:list-item>
      </text:list>
      <text:p text:style-name="P7"><text:tab/><text:span text:style-name="T3">Sólo ha cambiado la forma en la que almacenan las facturas y los <text:tab/>pedidos, porque el tomar los pedidos y hacer envíos siguen con el mismo <text:tab/>proceso manual.</text:span></text:p>
      <text:p text:style-name="P7"/>
      <text:list text:continue-numbering="true" text:style-name="L1">
        <text:list-item>
          <text:p text:style-name="P8">¿Qué limitaciones pueden surgir si solo se digitalizan los documentos pero no se cambian los procesos?</text:p>
        </text:list-item>
      </text:list>
      <text:p text:style-name="P7"><text:tab/><text:span text:style-name="T3">Pues que por ejemplo, no tiene ningún sentido digitalizar lo antiguo <text:tab/>pero lo nuevo volver ha hacerlo de manera manual, lo lógico es <text:tab/>actualizarlo todo al mismo sistema para que este integrado.</text:span></text:p>
      <text:p text:style-name="P7"/>
      <text:p text:style-name="P7"><text:soft-page-break/></text:p>
      <text:p text:style-name="P7"/>
      <text:list text:continue-numbering="true" text:style-name="L1">
        <text:list-item>
          <text:p text:style-name="P6">¿Puedes pensar en otros ejemplos cotidianos de digitalización?</text:p>
        </text:list-item>
      </text:list>
      <text:p text:style-name="P7"><text:tab/><text:span text:style-name="T4"> </text:span><text:span text:style-name="T2">Los mismos apuntes que se toman en tú libreta, o listar tu <text:tab/><text:tab/> <text:s/><text:tab/> colección de libros o películas, </text:span><text:span text:style-name="T3">o digitalizar fotografías.</text:span></text:p>
      <text:p text:style-name="P7"/>
      <text:list text:continue-numbering="true" text:style-name="L1">
        <text:list-item>
          <text:p text:style-name="P6">¿Qué herramientas tecnológicas podrían ayudar a esta empresa a mejorar aún más?</text:p>
        </text:list-item>
      </text:list>
      <text:p text:style-name="P7"><text:span text:style-name="T5"><text:tab/></text:span><text:span text:style-name="T3">Que los clientes hagan los pedidos directamente Online desde la <text:tab/>web de la papelería.</text:span></text:p>
      <text:p text:style-name="P9"><text:tab/>Tener las facturas y los pedidos en una nube, como medida de seguridad, <text:tab/>no sólo en una carpeta en el pc.</text:p>
      <text:p text:style-name="P7"/>
      <text:p text:style-name="P7"/>
      <text:p text:style-name="P10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6:33:45.444694900</meta:creation-date>
    <dc:date>2025-09-11T16:56:20.192205900</dc:date>
    <meta:editing-duration>PT11M39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14" meta:word-count="278" meta:character-count="1680" meta:non-whitespace-character-count="1395"/>
  </office:meta>
</office:document-meta>
</file>